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helvetica, sans-serif"/>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e469a" style:font-size-asian="20pt" style:font-weight-asian="bold" style:font-size-complex="20pt" style:font-weight-complex="bold"/>
    </style:style>
    <style:style style:name="P2" style:family="paragraph" style:parent-style-name="Standard">
      <style:text-properties officeooo:paragraph-rsid="001e469a"/>
    </style:style>
    <style:style style:name="P3"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1f96cb" officeooo:paragraph-rsid="001e469a" style:font-size-asian="14pt" style:font-weight-asian="bold" style:font-size-complex="14pt" style:font-weight-complex="bold"/>
    </style:style>
    <style:style style:name="P4"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2580c2" officeooo:paragraph-rsid="002580c2" style:font-size-asian="14pt" style:font-weight-asian="bold" style:font-size-complex="14pt" style:font-weight-complex="bold"/>
    </style:style>
    <style:style style:name="P5"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20782a" officeooo:paragraph-rsid="001f96cb" style:font-size-asian="14pt" style:font-weight-asian="normal" style:font-size-complex="14pt" style:font-weight-complex="normal"/>
    </style:style>
    <style:style style:name="P6"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20782a" officeooo:paragraph-rsid="002580c2" style:font-size-asian="14pt" style:font-weight-asian="normal" style:font-size-complex="14pt" style:font-weight-complex="normal"/>
    </style:style>
    <style:style style:name="P7"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27c5bd" officeooo:paragraph-rsid="0027c5bd" style:font-size-asian="14pt" style:font-weight-asian="normal" style:font-size-complex="14pt" style:font-weight-complex="normal"/>
    </style:style>
    <style:style style:name="P8"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2a5651" officeooo:paragraph-rsid="002a5651" style:font-size-asian="14pt" style:font-weight-asian="normal" style:font-size-complex="14pt" style:font-weight-complex="normal"/>
    </style:style>
    <style:style style:name="P9" style:family="paragraph" style:parent-style-name="Standard">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7c5bd" officeooo:paragraph-rsid="0027c5bd" style:font-size-asian="14pt" style:font-weight-asian="bold" style:font-size-complex="14pt" style:font-weight-complex="bold"/>
    </style:style>
    <style:style style:name="P10" style:family="paragraph" style:parent-style-name="Standard">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a5651" officeooo:paragraph-rsid="002a5651" style:font-size-asian="14pt" style:font-weight-asian="bold" style:font-size-complex="14pt" style:font-weight-complex="bold"/>
    </style:style>
    <style:style style:name="P11" style:family="paragraph" style:parent-style-name="Standard">
      <style:text-properties style:font-name="Liberation Serif" fo:font-size="14pt" officeooo:paragraph-rsid="001e469a" style:font-size-asian="14pt" style:font-size-complex="14pt"/>
    </style:style>
    <style:style style:name="P12" style:family="paragraph" style:parent-style-name="Standard">
      <style:text-properties style:font-name="Liberation Serif" fo:font-size="14pt" fo:font-weight="normal" officeooo:rsid="001f96cb" officeooo:paragraph-rsid="001f96cb" style:font-size-asian="14pt" style:font-weight-asian="normal" style:font-size-complex="14pt" style:font-weight-complex="normal"/>
    </style:style>
    <style:style style:name="P13" style:family="paragraph" style:parent-style-name="Standard">
      <style:text-properties style:font-name="Liberation Serif" fo:font-size="14pt" fo:font-weight="normal" officeooo:rsid="0020782a" officeooo:paragraph-rsid="002580c2"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02a5651" officeooo:paragraph-rsid="002a5651"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02b6822" officeooo:paragraph-rsid="002b6822"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03269a1" officeooo:paragraph-rsid="003269a1"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officeooo:rsid="003269a1" officeooo:paragraph-rsid="003269a1" style:font-size-asian="14pt" style:font-weight-asian="bold" style:font-size-complex="14pt" style:font-weight-complex="bold"/>
    </style:style>
    <style:style style:name="T1" style:family="text">
      <style:text-properties officeooo:rsid="001ea9dd"/>
    </style:style>
    <style:style style:name="T2" style:family="text">
      <style:text-properties fo:font-variant="normal" fo:text-transform="none" fo:color="#000000" loext:opacity="100%" fo:letter-spacing="normal" fo:font-style="normal" style:text-underline-style="none"/>
    </style:style>
    <style:style style:name="T3" style:family="text">
      <style:text-properties fo:font-variant="normal" fo:text-transform="none" fo:color="#000000" loext:opacity="100%" fo:letter-spacing="normal" fo:font-style="normal" style:text-underline-style="none" officeooo:rsid="0020782a"/>
    </style:style>
    <style:style style:name="T4" style:family="text">
      <style:text-properties fo:font-variant="normal" fo:text-transform="none" fo:color="#000000" loext:opacity="100%" fo:letter-spacing="normal" fo:font-style="normal" style:text-underline-style="none" officeooo:rsid="002269c3"/>
    </style:style>
    <style:style style:name="T5" style:family="text">
      <style:text-properties fo:font-variant="normal" fo:text-transform="none" fo:color="#000000" loext:opacity="100%" fo:letter-spacing="normal" fo:font-style="normal" style:text-underline-style="none" officeooo:rsid="00242f64"/>
    </style:style>
    <style:style style:name="T6" style:family="text">
      <style:text-properties officeooo:rsid="001efdd3"/>
    </style:style>
    <style:style style:name="T7" style:family="text">
      <style:text-properties officeooo:rsid="002915e4"/>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1ea9dd" style:font-weight-asian="bold" style:font-weight-complex="bold"/>
    </style:style>
    <style:style style:name="T10" style:family="text">
      <style:text-properties officeooo:rsid="002b6822"/>
    </style:style>
    <style:style style:name="T11" style:family="text">
      <style:text-properties officeooo:rsid="003121e0"/>
    </style:style>
    <style:style style:name="T12" style:family="text">
      <style:text-properties officeooo:rsid="003387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emaine <text:span text:style-name="T12">3</text:span></text:p>
      <text:p text:style-name="P1"><text:span text:style-name="T6">22</text:span>-<text:span text:style-name="T6">26</text:span> avril 2024</text:p>
      <text:p text:style-name="P2"/>
      <text:p text:style-name="P2"/>
      <text:p text:style-name="P11"><text:span text:style-name="T8">Lundi </text:span><text:span text:style-name="T9">15</text:span><text:span text:style-name="T8"> avril</text:span></text:p>
      <text:p text:style-name="P3"/>
      <text:p text:style-name="P3"/>
      <text:p text:style-name="P12"><text:span text:style-name="T2">J’ai amener mon ancien ordinateur fixe personnel </text:span><text:span text:style-name="T3">avec une GTX 1060, un I7 6700 et 16 GB de RAM en DDR4 pour avoir des meilleurs performances pour les simulations. Malheureusement il me manque encore une alimentation (minimum 400W).</text:span></text:p>
      <text:p text:style-name="P5"/>
      <text:p text:style-name="P13"><text:span text:style-name="T2">J’ai ajouté </text:span><text:span text:style-name="T4">l</text:span><text:span text:style-name="T2">es scripts python de la documentation source </text:span><text:span text:style-name="T4">de LUCENAC Thomas</text:span><text:span text:style-name="T2">, que j’ai réussi à relier aux </text:span><text:span text:style-name="T4">nœuds pour publier et recevoir des messages</text:span><text:span text:style-name="T2">, et je peux obtenir maintenant n’importe quels informations en temps réel de Carla </text:span><text:span text:style-name="T5">(vitesse, position...)</text:span><text:span text:style-name="T2">. </text:span></text:p>
      <text:p text:style-name="P6"/>
      <text:p text:style-name="P6">J’ai également amélioré mes scripts bash pour lancé les simulations.</text:p>
      <text:p text:style-name="P4">J’ai commencé la rédaction d’une documentation sur l’utilisation de carla-ros.</text:p>
      <text:p text:style-name="P4"/>
      <text:p text:style-name="P4"/>
      <text:p text:style-name="P4"/>
      <text:p text:style-name="P9">Mardi-Mercredi 16-<text:span text:style-name="T7">17</text:span> avril</text:p>
      <text:p text:style-name="P9"/>
      <text:p text:style-name="P9"/>
      <text:p text:style-name="P7">J’ai continué à rédigé la documentation d’utilisation.<text:line-break/>J’ai également effectué tout au long de nombreux tests sur les relations des nœuds et topics entre CARLA et ROS.</text:p>
      <text:p text:style-name="P8"/>
      <text:p text:style-name="P8"/>
      <text:p text:style-name="P7"/>
      <text:p text:style-name="P10">Jeudi 18 avril</text:p>
      <text:p text:style-name="P8"/>
      <text:p text:style-name="P8"/>
      <text:p text:style-name="P14">J’ai continué la documentation, </text:p>
      <text:p text:style-name="P14">J’ai fait des essais avec les « scenario-runners » de CARLA, <text:span text:style-name="T11">ceux </text:span><text:span text:style-name="T10">sont des outils utilisés dans CARLA pour simuler et évaluer différents scénarios de conduite.</text:span></text:p>
      <text:p text:style-name="P15">J’ai fait des scripts d’automatisation BASH pour simplifier l’ajout de scripts python.</text:p>
      <text:p text:style-name="P15"/>
      <text:p text:style-name="P15"/>
      <text:p text:style-name="P15"/>
      <text:p text:style-name="P17">Vendredi 19 avril</text:p>
      <text:p text:style-name="P16"/>
      <text:p text:style-name="P16"/>
      <text:p text:style-name="P16">J’ai créé divers schémas explicatif et terminé la documentation détaillée d’utilis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5:14:56.060038323</meta:creation-date>
    <meta:generator>LibreOffice/7.3.7.2$Linux_X86_64 LibreOffice_project/30$Build-2</meta:generator>
    <dc:date>2024-04-26T16:15:09.705001495</dc:date>
    <meta:editing-duration>PT44M11S</meta:editing-duration>
    <meta:editing-cycles>16</meta:editing-cycles>
    <meta:document-statistic meta:table-count="0" meta:image-count="0" meta:object-count="0" meta:page-count="1" meta:paragraph-count="15" meta:word-count="196" meta:character-count="1270" meta:non-whitespace-character-count="1087"/>
  </office:meta>
</office:document-meta>
</file>